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7" calcext:value-type="float">
            <text:p>9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2" calcext:value-type="float">
            <text:p>9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5" calcext:value-type="float">
            <text:p>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4.8453608247423" calcext:value-type="float">
            <text:p>94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00/00/00</text:date>, <text:time style:data-style-name="N2" text:time-value="13:21:14.57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21T13:36:33.728000000</dc:date>
    <meta:editing-duration>P2DT4H41M24S</meta:editing-duration>
    <meta:editing-cycles>237</meta:editing-cycles>
    <meta:generator>LibreOffice/24.8.6.2$Windows_X86_64 LibreOffice_project/6d98ba145e9a8a39fc57bcc76981d1fb1316c60c</meta:generator>
    <meta:document-statistic meta:table-count="1" meta:cell-count="765" meta:object-count="1"/>
  </office:meta>
</office:document-meta>
</file>